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66cm" fo:margin-left="-0.847cm" table:align="left" style:writing-mode="lr-tb"/>
    </style:style>
    <style:style style:name="Table1.A" style:family="table-column">
      <style:table-column-properties style:column-width="1.032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7.567cm"/>
    </style:style>
    <style:style style:name="Table1.D" style:family="table-column">
      <style:table-column-properties style:column-width="4.8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style:font-name="Arial" fo:font-size="12pt" fo:language="en" fo:country="US" fo:font-weight="bold" style:font-size-asian="12pt" style:language-asian="en" style:country-asian="US" style:font-weight-asian="bold" style:font-name-complex="Arial"/>
    </style:style>
    <style:style style:name="P5" style:family="paragraph" style:parent-style-name="Standard">
      <style:paragraph-properties fo:margin-left="6.35cm" fo:margin-right="0cm" fo:text-indent="-6.35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</style:style>
    <style:style style:name="P6" style:family="paragraph" style:parent-style-name="Standard">
      <style:paragraph-properties fo:margin-left="6.35cm" fo:margin-right="0cm" fo:text-align="justify" style:justify-single-word="false" fo:text-indent="-6.35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fo:language="en" fo:country="US" style:language-asian="en" style:country-asian="US"/>
    </style:style>
    <style:style style:name="P7" style:family="paragraph" style:parent-style-name="Standard">
      <style:paragraph-properties fo:margin-left="6.35cm" fo:margin-right="0cm" fo:text-indent="-6.35cm" style:auto-text-indent="fals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7.62cm" style:type="center"/>
          <style:tab-stop style:position="15.24cm"/>
          <style:tab-stop style:position="15.875cm"/>
        </style:tab-stops>
      </style:paragraph-properties>
    </style:style>
    <style:style style:name="P11" style:family="paragraph" style:parent-style-name="Header">
      <style:text-properties fo:font-size="12pt" style:font-size-asian="12pt"/>
    </style:style>
    <style:style style:name="P12" style:family="paragraph" style:parent-style-name="Header">
      <style:paragraph-properties>
        <style:tab-stops>
          <style:tab-stop style:position="6.932cm"/>
          <style:tab-stop style:position="7.62cm" style:type="center"/>
          <style:tab-stop style:position="15.24cm" style:type="right"/>
        </style:tab-stops>
      </style:paragraph-properties>
    </style:style>
    <style:style style:name="P13" style:family="paragraph" style:parent-style-name="Header">
      <style:paragraph-properties>
        <style:tab-stops>
          <style:tab-stop style:position="6.932cm"/>
          <style:tab-stop style:position="7.62cm" style:type="center"/>
          <style:tab-stop style:position="15.24cm" style:type="right"/>
        </style:tab-stops>
      </style:paragraph-properties>
      <style:text-properties fo:language="en" fo:country="US" style:language-asian="en" style:country-asian="US"/>
    </style:style>
    <style:style style:name="P14" style:family="paragraph" style:parent-style-name="Standard">
      <style:paragraph-properties fo:margin-left="0.635cm" fo:margin-right="0cm" fo:text-indent="-0.635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ize="12pt" style:font-size-asian="12pt"/>
    </style:style>
    <style:style style:name="P15" style:family="paragraph" style:parent-style-name="Contents_20_1">
      <style:paragraph-properties>
        <style:tab-stops>
          <style:tab-stop style:position="1.058cm"/>
          <style:tab-stop style:position="16.492cm" style:type="right" style:leader-style="dotted" style:leader-text="."/>
        </style:tab-stops>
      </style:paragraph-properties>
      <style:text-properties fo:font-size="12pt" style:font-size-asian="12pt"/>
    </style:style>
    <style:style style:name="P1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font-size="12pt" style:font-size-asian="12pt"/>
    </style:style>
    <style:style style:name="P18" style:family="paragraph" style:parent-style-name="Standard">
      <style:paragraph-properties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ize="12pt" fo:font-style="italic" style:font-size-asian="12pt" style:font-style-asian="italic"/>
    </style:style>
    <style:style style:name="P19" style:family="paragraph" style:parent-style-name="Standard">
      <style:paragraph-properties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text-transform="uppercase" style:font-name="Arial" fo:font-size="12pt" style:font-size-asian="12pt" style:font-name-complex="Arial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2pt" fo:font-style="normal" fo:font-weight="bold" officeooo:paragraph-rsid="0001feb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12pt" fo:font-style="normal" fo:font-weight="bold" officeooo:rsid="0001feb0" officeooo:paragraph-rsid="0001feb0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font-name="Times New Roman" fo:font-size="12pt" fo:font-style="normal" officeooo:paragraph-rsid="0001feb0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cm" fo:margin-right="1.27cm" fo:text-align="center" style:justify-single-word="false" fo:text-indent="0cm" style:auto-text-indent="false">
        <style:tab-stops>
          <style:tab-stop style:position="2.681cm"/>
          <style:tab-stop style:position="10.478cm"/>
          <style:tab-stop style:position="11.113cm"/>
        </style:tab-stops>
      </style:paragraph-properties>
      <style:text-properties officeooo:paragraph-rsid="0001feb0"/>
    </style:style>
    <style:style style:name="P24" style:family="paragraph" style:parent-style-name="Standard">
      <style:paragraph-properties fo:margin-left="0cm" fo:margin-right="1.27cm" fo:text-align="center" style:justify-single-word="false" fo:text-indent="0cm" style:auto-text-indent="false">
        <style:tab-stops>
          <style:tab-stop style:position="2.681cm"/>
          <style:tab-stop style:position="10.478cm"/>
          <style:tab-stop style:position="11.113cm"/>
        </style:tab-stops>
      </style:paragraph-properties>
      <style:text-properties fo:font-size="12pt" style:text-underline-style="solid" style:text-underline-width="auto" style:text-underline-color="font-color" fo:font-weight="bold" officeooo:rsid="0001feb0" officeooo:paragraph-rsid="0001feb0" style:font-size-asian="12pt" style:font-weight-asian="bold" style:font-size-complex="12pt"/>
    </style:style>
    <style:style style:name="P25" style:family="paragraph" style:parent-style-name="Standard" style:master-page-name="Standard">
      <style:paragraph-properties fo:margin-left="0cm" fo:margin-right="1.27cm" fo:text-align="center" style:justify-single-word="false" fo:text-indent="0cm" style:auto-text-indent="false" style:page-number="auto">
        <style:tab-stops>
          <style:tab-stop style:position="2.681cm"/>
          <style:tab-stop style:position="10.478cm"/>
          <style:tab-stop style:position="11.113cm"/>
        </style:tab-stops>
      </style:paragraph-properties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6" style:family="paragraph" style:parent-style-name="Standard" style:master-page-name="">
      <style:paragraph-properties fo:margin-top="0cm" fo:margin-bottom="0.141cm" style:contextual-spacing="false" style:page-number="auto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ize="12pt" officeooo:rsid="0008826f" officeooo:paragraph-rsid="0008826f" style:font-size-asian="12pt"/>
    </style:style>
    <style:style style:name="P27" style:family="paragraph" style:parent-style-name="Standard">
      <style:paragraph-properties fo:margin-top="0cm" fo:margin-bottom="0.141cm" style:contextual-spacing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ize="12pt" style:font-size-asian="12pt"/>
    </style:style>
    <style:style style:name="P28" style:family="paragraph" style:parent-style-name="Standard">
      <style:paragraph-properties fo:margin-top="0cm" fo:margin-bottom="0.141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</style:style>
    <style:style style:name="P29" style:family="paragraph" style:parent-style-name="Standard">
      <style:paragraph-properties fo:margin-top="0cm" fo:margin-bottom="0.141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</style:style>
    <style:style style:name="P30" style:family="paragraph" style:parent-style-name="Standard">
      <style:paragraph-properties fo:margin-top="0cm" fo:margin-bottom="0.141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text-transform="uppercase" style:font-name="Arial" fo:font-size="16pt" fo:font-weight="bold" style:font-size-asian="16pt" style:font-weight-asian="bold" style:font-name-complex="Arial"/>
    </style:style>
    <style:style style:name="P31" style:family="paragraph" style:parent-style-name="Standard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32" style:family="paragraph" style:parent-style-name="Standard" style:list-style-name="L2">
      <style:paragraph-properties fo:margin-top="0cm" fo:margin-bottom="0.122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ize="12pt" fo:font-style="italic" officeooo:rsid="0004f5db" officeooo:paragraph-rsid="0004f5db" style:font-size-asian="12pt" style:font-style-asian="italic" style:font-style-complex="italic"/>
    </style:style>
    <style:style style:name="P33" style:family="paragraph" style:parent-style-name="Standard">
      <style:paragraph-properties fo:margin-top="0cm" fo:margin-bottom="0.122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</style:style>
    <style:style style:name="P34" style:family="paragraph" style:parent-style-name="Standard">
      <style:paragraph-properties fo:margin-top="0cm" fo:margin-bottom="0.122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officeooo:paragraph-rsid="000a0d94"/>
    </style:style>
    <style:style style:name="P35" style:family="paragraph" style:parent-style-name="Standard">
      <style:paragraph-properties fo:margin-top="0cm" fo:margin-bottom="0.122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officeooo:paragraph-rsid="00061995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text-transform="uppercase" style:font-name="Arial" fo:font-size="16pt" style:text-underline-style="none" style:font-size-asian="16pt" style:font-name-complex="Arial" style:font-weight-complex="bold"/>
    </style:style>
    <style:style style:name="P37" style:family="paragraph" style:parent-style-name="Standard">
      <style:paragraph-properties fo:margin-left="1.27cm" fo:margin-right="0cm" fo:margin-top="0cm" fo:margin-bottom="0.141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</style:style>
    <style:style style:name="P38" style:family="paragraph" style:parent-style-name="Standard">
      <style:paragraph-properties fo:margin-left="-0.635cm" fo:margin-right="0cm" fo:margin-top="0cm" fo:margin-bottom="0.141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style:font-name="Arial" fo:font-size="14pt" fo:font-weight="bold" style:font-size-asian="14pt" style:font-weight-asian="bold" style:font-name-complex="Arial"/>
    </style:style>
    <style:style style:name="P39" style:family="paragraph" style:parent-style-name="Standard">
      <style:paragraph-properties fo:margin-left="-0.635cm" fo:margin-right="0cm" fo:margin-top="0cm" fo:margin-bottom="0.141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</style:style>
    <style:style style:name="P40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Times New Roman" fo:font-size="12pt" fo:font-style="normal" fo:font-weight="bold" officeooo:paragraph-rsid="0001feb0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style:font-name="Times New Roman" fo:font-size="12pt" fo:font-style="normal" officeooo:paragraph-rsid="0001feb0" style:font-size-asian="12pt" style:font-style-asian="normal" style:font-size-complex="12pt" style:font-style-complex="normal"/>
    </style:style>
    <style:style style:name="P42" style:family="paragraph" style:parent-style-name="Text_20_body">
      <style:paragraph-properties fo:margin-left="2.54cm" fo:margin-right="0cm" fo:margin-top="0cm" fo:margin-bottom="0.247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officeooo:rsid="000491be" style:font-style-asian="italic"/>
    </style:style>
    <style:style style:name="P43" style:family="paragraph" style:parent-style-name="Text_20_body">
      <style:paragraph-properties fo:margin-left="2.54cm" fo:margin-right="0cm" fo:margin-top="0cm" fo:margin-bottom="0.247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officeooo:rsid="00061995" officeooo:paragraph-rsid="00061995" style:font-style-asian="italic"/>
    </style:style>
    <style:style style:name="P44" style:family="paragraph" style:parent-style-name="Text_20_body">
      <style:paragraph-properties fo:margin-left="2.54cm" fo:margin-right="0cm" fo:margin-top="0cm" fo:margin-bottom="0.247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officeooo:rsid="0004f5db" officeooo:paragraph-rsid="0004f5db" style:font-style-asian="italic"/>
    </style:style>
    <style:style style:name="P45" style:family="paragraph" style:parent-style-name="Text_20_body">
      <style:paragraph-properties fo:margin-left="2.54cm" fo:margin-right="0cm" fo:margin-top="0cm" fo:margin-bottom="0.247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officeooo:paragraph-rsid="000491be" style:font-style-asian="italic"/>
    </style:style>
    <style:style style:name="P46" style:family="paragraph" style:parent-style-name="Text_20_body">
      <style:paragraph-properties fo:margin-left="2.54cm" fo:margin-right="0cm" fo:margin-top="0cm" fo:margin-bottom="0.247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fo:font-weight="normal" officeooo:rsid="000491be" officeooo:paragraph-rsid="000491be" style:font-style-asian="italic" style:font-weight-asian="normal" style:font-style-complex="italic" style:font-weight-complex="normal"/>
    </style:style>
    <style:style style:name="P47" style:family="paragraph" style:parent-style-name="Text_20_body" style:list-style-name="L1">
      <style:paragraph-properties fo:margin-top="0cm" fo:margin-bottom="0.247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fo:font-weight="normal" officeooo:rsid="000491be" officeooo:paragraph-rsid="000491be" style:font-style-asian="italic" style:font-weight-asian="normal" style:font-style-complex="italic" style:font-weight-complex="normal"/>
    </style:style>
    <style:style style:name="P48" style:family="paragraph" style:parent-style-name="Text_20_body" style:list-style-name="L3">
      <style:paragraph-properties fo:margin-top="0cm" fo:margin-bottom="0.247cm" style:contextual-spacing="false" style:line-height-at-least="0.002cm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officeooo:rsid="0004f5db" officeooo:paragraph-rsid="0004f5db" style:font-style-asian="italic"/>
    </style:style>
    <style:style style:name="P49" style:family="paragraph" style:parent-style-name="Text_20_body">
      <style:paragraph-properties fo:margin-left="0.635cm" fo:margin-right="0cm" fo:margin-top="0cm" fo:margin-bottom="0.247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ize="12pt" fo:font-style="italic" officeooo:rsid="0004f5db" style:font-size-asian="12pt" style:font-style-asian="italic" style:font-style-complex="italic"/>
    </style:style>
    <style:style style:name="P50" style:family="paragraph" style:parent-style-name="Text_20_body">
      <style:paragraph-properties fo:margin-left="0.635cm" fo:margin-right="0cm" fo:margin-top="0cm" fo:margin-bottom="0.247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officeooo:paragraph-rsid="0004f5db"/>
    </style:style>
    <style:style style:name="P51" style:family="paragraph" style:parent-style-name="Text_20_body">
      <style:paragraph-properties fo:margin-left="0.635cm" fo:margin-right="0cm" fo:margin-top="0cm" fo:margin-bottom="0.247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officeooo:rsid="0004f5db" officeooo:paragraph-rsid="0004f5db" style:font-style-asian="italic"/>
    </style:style>
    <style:style style:name="P52" style:family="paragraph" style:parent-style-name="Text_20_body">
      <style:paragraph-properties fo:margin-left="0cm" fo:margin-right="0cm" fo:margin-top="0cm" fo:margin-bottom="0cm" style:contextual-spacing="false" style:line-height-at-least="0.002cm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</style:tab-stops>
      </style:paragraph-properties>
      <style:text-properties fo:font-style="italic" officeooo:rsid="0007795d" style:font-style-asian="italic"/>
    </style:style>
    <style:style style:name="P53" style:family="paragraph" style:parent-style-name="Heading_20_1">
      <style:paragraph-properties fo:text-align="start" style:justify-single-word="false"/>
    </style:style>
    <style:style style:name="P54" style:family="paragraph" style:parent-style-name="Heading_20_1">
      <style:paragraph-properties fo:text-align="start" style:justify-single-word="false"/>
      <style:text-properties fo:text-transform="uppercase" style:font-name="Arial" fo:font-size="16pt" style:text-underline-style="none" style:font-size-asian="16pt" style:font-name-complex="Arial" style:font-weight-complex="bold"/>
    </style:style>
    <style:style style:name="P55" style:family="paragraph" style:parent-style-name="Heading_20_1">
      <style:paragraph-properties fo:margin-left="0cm" fo:margin-right="1.27cm" fo:text-align="center" style:justify-single-word="false" fo:text-indent="0cm" style:auto-text-indent="false">
        <style:tab-stops>
          <style:tab-stop style:position="2.681cm"/>
          <style:tab-stop style:position="10.478cm"/>
          <style:tab-stop style:position="11.113cm"/>
        </style:tab-stops>
      </style:paragraph-properties>
      <style:text-properties fo:font-size="12pt" style:text-underline-style="solid" style:text-underline-width="auto" style:text-underline-color="font-color" fo:font-weight="bold" officeooo:rsid="0001feb0" officeooo:paragraph-rsid="0001feb0" style:font-size-asian="12pt" style:font-weight-asian="bold" style:font-size-complex="12pt"/>
    </style:style>
    <style:style style:name="P56" style:family="paragraph" style:parent-style-name="Heading_20_1" style:list-style-name="WW8Num11" style:master-page-name="Convert_20_6">
      <style:paragraph-properties fo:text-align="start" style:justify-single-word="false" style:page-number="1"/>
      <style:text-properties fo:text-transform="uppercase" style:font-name="Arial" fo:font-size="16pt" style:text-underline-style="none" officeooo:rsid="00036feb" officeooo:paragraph-rsid="00036feb" style:font-size-asian="16pt" style:font-name-complex="Arial" style:font-weight-complex="bold"/>
    </style:style>
    <style:style style:name="P57" style:family="paragraph" style:parent-style-name="Subtitle">
      <style:paragraph-properties fo:text-align="center" style:justify-single-word="false"/>
    </style:style>
    <style:style style:name="P58" style:family="paragraph" style:parent-style-name="Subtitle" style:list-style-name="WW8Num2">
      <style:paragraph-properties fo:text-align="center" style:justify-single-word="false"/>
    </style:style>
    <style:style style:name="P59" style:family="paragraph" style:parent-style-name="Body_20_Text_20_1">
      <style:paragraph-properties fo:text-align="center" style:justify-single-word="false"/>
      <style:text-properties style:font-name="Arial Narrow" fo:font-weight="bold" officeooo:rsid="0001feb0" officeooo:paragraph-rsid="0001feb0" style:font-weight-asian="bold" style:font-name-complex="Arial Narrow" style:font-weight-complex="bold"/>
    </style:style>
    <style:style style:name="P60" style:family="paragraph" style:parent-style-name="Body_20_Text_20_1">
      <style:paragraph-properties fo:text-align="center" style:justify-single-word="false"/>
      <style:text-properties style:font-name="Arial Narrow" fo:font-weight="bold" officeooo:rsid="00077d82" officeooo:paragraph-rsid="00077d82" style:font-weight-asian="bold" style:font-name-complex="Arial Narrow" style:font-weight-complex="bold"/>
    </style:style>
    <style:style style:name="P61" style:family="paragraph" style:parent-style-name="Body_20_Text_20_1">
      <style:paragraph-properties fo:text-align="center" style:justify-single-word="false" style:snap-to-layout-grid="false"/>
      <style:text-properties officeooo:rsid="00077d82" officeooo:paragraph-rsid="00077d82"/>
    </style:style>
    <style:style style:name="P62" style:family="paragraph" style:parent-style-name="Body_20_Text_20_1">
      <style:paragraph-properties fo:text-align="center" style:justify-single-word="false"/>
    </style:style>
    <style:style style:name="P63" style:family="paragraph" style:parent-style-name="Body_20_Text_20_1">
      <style:paragraph-properties fo:text-align="center" style:justify-single-word="false" style:snap-to-layout-grid="false"/>
    </style:style>
    <style:style style:name="P64" style:family="paragraph" style:parent-style-name="Body_20_Text_20_1">
      <style:paragraph-properties fo:text-align="center" style:justify-single-word="false" style:snap-to-layout-grid="false"/>
      <style:text-properties officeooo:rsid="0001feb0" officeooo:paragraph-rsid="0001feb0"/>
    </style:style>
    <style:style style:name="P65" style:family="paragraph" style:parent-style-name="Body_20_Text_20_1">
      <style:paragraph-properties fo:margin-left="0.185cm" fo:margin-right="1.72cm" fo:text-align="start" style:justify-single-word="false" fo:orphans="2" fo:widows="2" fo:text-indent="0cm" style:auto-text-indent="false" style:snap-to-layout-grid="false" style:writing-mode="lr-tb"/>
    </style:style>
    <style:style style:name="P66" style:family="paragraph" style:parent-style-name="Table_20_Heading">
      <style:paragraph-properties fo:text-align="center" style:justify-single-word="false"/>
      <style:text-properties officeooo:rsid="0001feb0" officeooo:paragraph-rsid="0001feb0"/>
    </style:style>
    <style:style style:name="P67" style:family="paragraph">
      <style:paragraph-properties fo:text-align="center"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weight-complex="bold"/>
    </style:style>
    <style:style style:name="T3" style:family="text">
      <style:text-properties fo:font-size="8pt" fo:font-weight="bold" style:font-size-asian="8pt" style:font-weight-asian="bold" style:font-weight-complex="bold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/>
    </style:style>
    <style:style style:name="T6" style:family="text">
      <style:text-properties style:font-name="Arial" fo:font-size="14pt" fo:font-weight="bold" style:font-size-asian="14pt" style:font-weight-asian="bold" style:font-name-complex="Arial"/>
    </style:style>
    <style:style style:name="T7" style:family="text">
      <style:text-properties style:font-name="Arial" fo:font-size="14pt" fo:font-weight="bold" officeooo:rsid="000491be" style:font-size-asian="14pt" style:font-weight-asian="bold" style:font-name-complex="Arial"/>
    </style:style>
    <style:style style:name="T8" style:family="text">
      <style:text-properties style:font-name="Arial" fo:font-size="14pt" fo:font-weight="bold" officeooo:rsid="0004f5db" style:font-size-asian="14pt" style:font-weight-asian="bold" style:font-name-complex="Arial"/>
    </style:style>
    <style:style style:name="T9" style:family="text">
      <style:text-properties style:font-name="Arial" fo:font-size="14pt" fo:font-weight="bold" officeooo:rsid="00061995" style:font-size-asian="14pt" style:font-weight-asian="bold" style:font-name-complex="Arial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font-weight="normal" officeooo:rsid="000491be" style:font-size-asian="12pt" style:font-weight-asian="normal" style:font-style-complex="italic" style:font-weight-complex="normal"/>
    </style:style>
    <style:style style:name="T12" style:family="text">
      <style:text-properties fo:font-size="12pt" fo:font-weight="normal" officeooo:rsid="0004f5db" style:font-size-asian="12pt" style:font-weight-asian="normal" style:font-style-complex="italic" style:font-weight-complex="normal"/>
    </style:style>
    <style:style style:name="T13" style:family="text">
      <style:text-properties fo:font-size="12pt" fo:font-weight="normal" officeooo:rsid="00061995" style:font-size-asian="12pt" style:font-weight-asian="normal" style:font-style-complex="italic" style:font-weight-complex="normal"/>
    </style:style>
    <style:style style:name="T14" style:family="text">
      <style:text-properties fo:text-transform="uppercase" style:font-name="Arial" fo:font-size="16pt" style:text-underline-style="none" style:font-size-asian="16pt" style:font-name-complex="Arial" style:font-weight-complex="bold"/>
    </style:style>
    <style:style style:name="T15" style:family="text">
      <style:text-properties fo:text-transform="uppercase" style:font-name="Arial" fo:font-size="16pt" style:text-underline-style="none" officeooo:rsid="0004f5db" style:font-size-asian="16pt" style:font-name-complex="Arial" style:font-weight-complex="bold"/>
    </style:style>
    <style:style style:name="T16" style:family="text">
      <style:text-properties fo:text-transform="uppercase" style:font-name="Arial" fo:font-size="16pt" style:text-underline-style="none" officeooo:rsid="0007795d" style:font-size-asian="16pt" style:font-name-complex="Arial" style:font-weight-complex="bold"/>
    </style:style>
    <style:style style:name="T17" style:family="text">
      <style:text-properties officeooo:rsid="00036feb"/>
    </style:style>
    <style:style style:name="T18" style:family="text">
      <style:text-properties officeooo:rsid="0004f5db"/>
    </style:style>
    <style:style style:name="T19" style:family="text">
      <style:text-properties officeooo:rsid="00061995"/>
    </style:style>
    <style:style style:name="T20" style:family="text">
      <style:text-properties officeooo:rsid="0007795d"/>
    </style:style>
    <style:style style:name="T21" style:family="text">
      <style:text-properties officeooo:rsid="00077d82"/>
    </style:style>
    <style:style style:name="T22" style:family="text">
      <style:text-properties officeooo:rsid="00086c1b"/>
    </style:style>
    <style:style style:name="T23" style:family="text">
      <style:text-properties officeooo:rsid="000a10a5"/>
    </style:style>
    <style:style style:name="T24" style:family="text"/>
    <style:style style:name="fr1" style:family="graphic" style:parent-style-name="Frame">
      <style:graphic-properties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41"/>
      <text:p text:style-name="P20">Inżynieria oprogramowania</text:p>
      <text:p text:style-name="P22"/>
      <text:p text:style-name="P40"/>
      <text:p text:style-name="P20">Projekt „Gała”</text:p>
      <text:p text:style-name="P21">Plan testów</text:p>
      <text:p text:style-name="P20"/>
      <text:h text:style-name="P55" text:outline-level="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57"/>
      <text:p text:style-name="P57"/>
      <text:list xml:id="list4729514290377536688" text:style-name="WW8Num2">
        <text:list-header>
          <text:p text:style-name="P58"/>
        </text:list-header>
      </text:list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6">lp</text:p>
          </table:table-cell>
          <table:table-cell table:style-name="Table1.A1" office:value-type="string">
            <text:p text:style-name="P66">Data</text:p>
          </table:table-cell>
          <table:table-cell table:style-name="Table1.A1" office:value-type="string">
            <text:p text:style-name="P60">zmiany</text:p>
          </table:table-cell>
          <table:table-cell table:style-name="Table1.D1" office:value-type="string">
            <text:p text:style-name="P59">Autor</text:p>
          </table:table-cell>
        </table:table-row>
        <table:table-row table:style-name="Table1.1">
          <table:table-cell table:style-name="Table1.A1" office:value-type="string">
            <text:p text:style-name="P64">1</text:p>
          </table:table-cell>
          <table:table-cell table:style-name="Table1.A1" office:value-type="string">
            <text:p text:style-name="P64">19.05.2014</text:p>
          </table:table-cell>
          <table:table-cell table:style-name="Table1.A1" office:value-type="string">
            <text:p text:style-name="P61">inicjalny zarys, podstawowy plan</text:p>
          </table:table-cell>
          <table:table-cell table:style-name="Table1.D1" office:value-type="string">
            <text:p text:style-name="P64">mandrearczyk</text:p>
          </table:table-cell>
        </table:table-row>
        <table:table-row table:style-name="Table1.1"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D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D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D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D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/>
          </table:table-cell>
          <table:table-cell table:style-name="Table1.D1" office:value-type="string">
            <text:p text:style-name="P63"/>
          </table:table-cell>
        </table:table-row>
      </table:table>
      <text:p text:style-name="P26"><text:soft-page-break/><text:toc-mark text:string-value="Wstęp" text:outline-level="1"/><text:toc-mark text:string-value="Wstęp" text:outline-level="1"/><text:toc-mark text:string-value="Wstęp" text:outline-level="1"/><text:toc-mark text:string-value="Wstęp" text:outline-level="1"/></text:p>
      <text:list xml:id="list2442085553288783349" text:style-name="WW8Num11">
        <text:list-item>
          <text:h text:style-name="P56" text:outline-level="1"><text:bookmark-start text:name="__RefHeading__19_1817212511"/><text:span text:style-name="T23">Wstęp</text:span><text:bookmark-end text:name="__RefHeading__19_1817212511"/></text:h>
        </text:list-item>
      </text:list>
      <text:p text:style-name="P19"/>
      <text:p text:style-name="P18"/>
      <text:p text:style-name="P37"><field:fieldmark-start text:name="__Fieldmark__482_2021846885" field:type=""/><field:fieldmark-end/><text:span text:style-name="T6">1.1 </text:span><text:span text:style-name="T7">Cel dokumentu</text:span><text:toc-mark text:string-value="2.1  References " text:outline-level="2"/></text:p>
      <text:p text:style-name="P42">Dokument ma na celu przedstawić plan testów sprawdzających działanie aplikacji “Gała”. Opisuje metody w jakich aplikacja jest lub będzie testowana.</text:p>
      <text:p text:style-name="P28"><field:fieldmark-start text:name="__Fieldmark__496_2021846885" field:type=""/><field:fieldmark-end/><text:span text:style-name="T10"><text:tab/><text:tab/></text:span><text:span text:style-name="T6">1.2 </text:span><text:span text:style-name="T7">Podmioty</text:span></text:p>
      <text:p text:style-name="P28"><text:tab/><text:tab/><text:tab/><text:tab/></text:p>
      <text:p text:style-name="P46">Każdy z developerów rozwijających aplikację jest odpowiedzialny za pewną jej część – <text:span text:style-name="T22">kod oraz pokrycie testami.</text:span>. Takimi częściami są:</text:p>
      <text:list xml:id="list6660017590209541347" text:style-name="L1">
        <text:list-item>
          <text:p text:style-name="P47">logika gry I sztuczna inteligencja gracza komputerowego</text:p>
        </text:list-item>
        <text:list-item>
          <text:p text:style-name="P47">GUI</text:p>
        </text:list-item>
        <text:list-item>
          <text:p text:style-name="P47">komunikacja bezprzewodowa</text:p>
        </text:list-item>
      </text:list>
      <text:p text:style-name="P29"><field:fieldmark-start text:name="__Fieldmark__517_2021846885" field:type=""/><field:fieldmark-end/><text:span text:style-name="T6"><text:tab/><text:tab/>1.3 </text:span><text:span text:style-name="T7">Środowisko</text:span><text:toc-mark text:string-value="2.3  Abbreviations and Acronyms " text:outline-level="2"/></text:p>
      <text:p text:style-name="P45"><text:span text:style-name="T11">Środowiskiem testowym aplikacji będzie zebrane możliwie wiele różnych </text:span><text:span text:style-name="T13">(w szczególności pod względem wymiarów, rodzielczości I wersji oprogramowania)</text:span><text:span text:style-name="T11"> telefonów z systemem </text:span><text:span text:style-name="T13">A</text:span><text:span text:style-name="T11">ndroid oraz wirtualne maszyny działające </text:span><text:span text:style-name="T12">na komputerze.</text:span></text:p>
      <text:p text:style-name="P31"><text:tab/></text:p>
      <text:h text:style-name="P53" text:outline-level="1"><text:bookmark-start text:name="__RefHeading__23_1817212511"/><text:span text:style-name="T14">3. </text:span><text:span text:style-name="T15">Co będzie testowane</text:span><text:bookmark-end text:name="__RefHeading__23_1817212511"/></text:h>
      <text:p text:style-name="P49"/>
      <text:list xml:id="list8284122318376569066" text:style-name="L2">
        <text:list-item>
          <text:p text:style-name="P32">działanie każdego z poziomow trudności gracza komputerowego,</text:p>
        </text:list-item>
        <text:list-item>
          <text:p text:style-name="P32">rozpoznawanie aktualnego stanu gry (czy ktoś wygrał, czy była blokada),</text:p>
        </text:list-item>
        <text:list-item>
          <text:p text:style-name="P32">komunikacja bluetooth</text:p>
        </text:list-item>
        <text:list-item>
          <text:p text:style-name="P32">interfejs użytkownika</text:p>
        </text:list-item>
      </text:list>
      <text:p text:style-name="P30"/>
      <text:h text:style-name="P53" text:outline-level="1"><text:bookmark-start text:name="__RefHeading__25_1817212511"/><text:span text:style-name="T14">4. <text:s/></text:span><text:span text:style-name="T15">Co nie będzie testowane</text:span><text:toc-mark text:string-value="5.  Standards" text:outline-level="1"/><text:bookmark-end text:name="__RefHeading__25_1817212511"/></text:h>
      <text:list xml:id="list5491294862941902267" text:style-name="L3">
        <text:list-item>
          <text:p text:style-name="P48">Poprawność działania na każdym <text:span text:style-name="T21">możliwym urządzeniu z systemem android</text:span></text:p>
        </text:list-item>
      </text:list>
      <text:p text:style-name="P39"><field:fieldmark-start text:name="__Fieldmark__588_2021846885" field:type=""/><field:fieldmark-end/><text:span text:style-name="T10"><text:tab/><text:tab/></text:span><text:toc-mark text:string-value="5.1  Coding Standards " text:outline-level="2"/></text:p>
      <text:h text:style-name="P54" text:outline-level="1"><text:bookmark-start text:name="__RefHeading__27_1817212511"/>5. <text:s/><text:span text:style-name="T18">realizacja</text:span><text:bookmark-end text:name="__RefHeading__27_1817212511"/></text:h>
      <text:p text:style-name="P51">Tutaj znajdują się informacje na temat rodzajów przeprowadzanych testów I w jakis sposób sprawdzają poprawność. <text:span text:style-name="T19">Kolejność niżej przedstawiona jest też kolejnością w jakiej testy są realizawane.</text:span></text:p>
      <text:p text:style-name="P50"/>
      <text:p text:style-name="P28"><field:fieldmark-start text:name="__Fieldmark__609_2021846885" field:type=""/><field:fieldmark-end/><text:span text:style-name="T10"><text:tab/><text:tab/></text:span><text:span text:style-name="T6">5.1 </text:span><text:span text:style-name="T8">Testy jednostkowe</text:span></text:p>
      <text:p text:style-name="P44">J<text:span text:style-name="T22">U</text:span>nitowe testy jednostkowe są tworzone już podczas developmentu I dotyczą głównie logiki gry <text:span text:style-name="T22">oraz</text:span> miejsc w których <text:span text:style-name="T19">można ją przetestować. O poprawności świadczy wynik testu.</text:span></text:p>
      <text:p text:style-name="P34"><field:fieldmark-start text:name="__Fieldmark__624_2021846885" field:type=""/><field:fieldmark-end/><text:span text:style-name="T10"><text:tab/><text:tab/></text:span><text:toc-mark text:string-value="4.1.3 Project Progress Reports " text:outline-level="3"/><text:span text:style-name="T6">5.2 </text:span><text:span text:style-name="T9">Testy integracyjne</text:span><text:toc-mark text:string-value="4.2  Functional Specifications Document " text:outline-level="2"/></text:p>
      <text:p text:style-name="P43"><text:soft-page-break/>Testy integracyjne przeprowadzamy ręcznie w etapie rozwoju aplikacji, kiedy moduły trzeba ze sobą połączyć, dotyczą komunikacji GUI ↔ logika, logika ↔ komunikacja bluetooth. O poprawności świadczyć będzie brak wystąpienia sytuacji niepożądanej.</text:p>
      <text:p text:style-name="P33"><field:fieldmark-start text:name="__Fieldmark__640_2021846885" field:type=""/><field:fieldmark-end/><text:span text:style-name="T10"><text:tab/></text:span></text:p>
      <text:p text:style-name="P33"><field:fieldmark-start text:name="__Fieldmark__647_2021846885" field:type=""/><field:fieldmark-end/><text:span text:style-name="T10"><text:tab/></text:span></text:p>
      <text:p text:style-name="P35"><text:span text:style-name="T10"><text:tab/><text:tab/></text:span><text:toc-mark text:string-value="4.4.2 Contents " text:outline-level="3"/><text:span text:style-name="T6">5.5 </text:span><text:span text:style-name="T9">Testy wydajnościowe</text:span><text:toc-mark text:string-value="4.5  Configuration Management Plan " text:outline-level="2"/></text:p>
      <text:p text:style-name="P43">Tą kategorią testów zostanie objęta sztuczna inteligencja. Jest to bardzo ważny obszar testów, by stwierdzić czy aplikacja jest grywalna na każdym (sprzętowo) rodzaju telefonów. O zaliczeniu tego etapu testów będzie decydować czas jaki algorytmy sztucznej inteligencji poświęcają na obliczenie ruchu.</text:p>
      <text:p text:style-name="P33"><field:fieldmark-start text:name="__Fieldmark__666_2021846885" field:type=""/><field:fieldmark-end/><text:span text:style-name="T10"><text:tab/></text:span></text:p>
      <text:p text:style-name="P35"><text:span text:style-name="T10"><text:tab/><text:tab/></text:span><text:span text:style-name="T6">5.6 </text:span><text:span text:style-name="T9">Testy akceptacyjne</text:span></text:p>
      <text:p text:style-name="P43">Ta część testów zawiera w sobie również testy interfejsu I funkcjonalne oraz integracje GUI ↔ logika. Zostanie zrezalizowana za pomocą narzędzia Arquillian Droidium rozwijanego przez JBoss Community I sprawdzać będzie, czy przy określonej sekwencji ruchów zobaczymy oczekiwany wynik rozgrywki <text:span text:style-name="T22">przy zadanych ustawieniach</text:span>, czy uniemożliwione jest wyjście użytkownika poza planszę, czy poprawnie zamieniane są ruchy, <text:span text:style-name="T20">czy “klikanie” w odpowiednie części interfejsu powoduje oczekiwaną reakcję. </text:span></text:p>
      <text:p text:style-name="P38"><text:tab/></text:p>
      <text:h text:style-name="P53" text:outline-level="1"><text:bookmark-start text:name="__RefHeading__29_1817212511"/><text:span text:style-name="T14">6. <text:s/></text:span><text:span text:style-name="T16">Kryteria sukcesu</text:span><text:toc-mark text:string-value="6.  Critical Success Factors" text:outline-level="1"/><text:bookmark-end text:name="__RefHeading__29_1817212511"/></text:h>
      <text:p text:style-name="P52"><text:tab/>Do przejścia do kolejnego etapu testów z listy jest wymagane stwierdzenie poprawności <text:tab/>we wszystkich poprzednich. Spora część testów jest ręczna, dlatego też zaangażowane w to <text:tab/>zostaną dodatkowe osoby, aby każda w miarę swoich możliwości mogła szukać błędów, a w <text:tab/>takim wypadku umiała go odtworzyć. </text:p>
      <text:p text:style-name="P52"><text:tab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2" fo:widows="2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2" fo:widows="2" fo:keep-with-next="always"/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06cm" fo:margin-bottom="0cm" style:contextual-spacing="false" fo:text-align="center" style:justify-single-word="false" fo:orphans="2" fo:widows="2" fo:keep-with-next="always"/>
      <style:text-properties fo:color="#ffffff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orphans="2" fo:widows="2" fo:keep-with-next="always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orphans="2" fo:widows="2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2" fo:widows="2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orphans="2" fo:widows="2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orphans="2" fo:widows="2" fo:keep-with-next="always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2" fo:widows="2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fo:font-style="italic" style:font-style-asian="italic" style:font-style-complex="italic"/>
    </style:style>
    <style:style style:name="Footnote" style:family="paragraph" style:parent-style-name="Standard" style:class="extra">
      <style:paragraph-properties fo:orphans="2" fo:widows="2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orphans="2" fo:widows="2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Body_20_Text_20_2" style:display-name="Body Text 2" style:family="paragraph" style:parent-style-name="Standard">
      <style:paragraph-properties fo:orphans="2" fo:widows="2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_31_AutoList11" style:display-name="1AutoList11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11" style:display-name="2AutoList11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11" style:display-name="3AutoList11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11" style:display-name="4AutoList11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11" style:display-name="5AutoList11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11" style:display-name="6AutoList11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11" style:display-name="7AutoList11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11" style:display-name="8AutoList11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10" style:display-name="1AutoList10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10" style:display-name="2AutoList10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10" style:display-name="3AutoList10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10" style:display-name="4AutoList10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10" style:display-name="5AutoList10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10" style:display-name="6AutoList10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10" style:display-name="7AutoList10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10" style:display-name="8AutoList10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9" style:display-name="1AutoList9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9" style:display-name="2AutoList9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9" style:display-name="3AutoList9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9" style:display-name="4AutoList9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9" style:display-name="5AutoList9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9" style:display-name="6AutoList9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9" style:display-name="7AutoList9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9" style:display-name="8AutoList9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8" style:display-name="1AutoList8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8" style:display-name="2AutoList8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8" style:display-name="3AutoList8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8" style:display-name="4AutoList8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8" style:display-name="5AutoList8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8" style:display-name="6AutoList8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8" style:display-name="7AutoList8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8" style:display-name="8AutoList8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7" style:display-name="1AutoList7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7" style:display-name="2AutoList7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7" style:display-name="3AutoList7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7" style:display-name="4AutoList7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7" style:display-name="5AutoList7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7" style:display-name="6AutoList7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7" style:display-name="7AutoList7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7" style:display-name="8AutoList7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5" style:display-name="1AutoList5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5" style:display-name="2AutoList5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5" style:display-name="3AutoList5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5" style:display-name="4AutoList5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5" style:display-name="5AutoList5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5" style:display-name="6AutoList5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5" style:display-name="7AutoList5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5" style:display-name="8AutoList5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4" style:display-name="1AutoList4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4" style:display-name="2AutoList4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4" style:display-name="3AutoList4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4" style:display-name="4AutoList4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4" style:display-name="5AutoList4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4" style:display-name="6AutoList4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4" style:display-name="7AutoList4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4" style:display-name="8AutoList4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6" style:display-name="1AutoList6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6" style:display-name="2AutoList6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6" style:display-name="3AutoList6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6" style:display-name="4AutoList6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6" style:display-name="5AutoList6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6" style:display-name="6AutoList6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6" style:display-name="7AutoList6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6" style:display-name="8AutoList6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Bullet_20_List" style:display-name="1Bullet List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Bullet_20_List" style:display-name="2Bullet List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Bullet_20_List" style:display-name="3Bullet List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Bullet_20_List" style:display-name="4Bullet List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Bullet_20_List" style:display-name="5Bullet List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Bullet_20_List" style:display-name="6Bullet List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Bullet_20_List" style:display-name="7Bullet List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Bullet_20_List" style:display-name="8Bullet List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3" style:display-name="1AutoList3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3" style:display-name="2AutoList3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3" style:display-name="3AutoList3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3" style:display-name="4AutoList3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3" style:display-name="5AutoList3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3" style:display-name="6AutoList3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3" style:display-name="7AutoList3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3" style:display-name="8AutoList3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2" style:display-name="1AutoList2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2" style:display-name="2AutoList2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2" style:display-name="3AutoList2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2" style:display-name="4AutoList2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2" style:display-name="5AutoList2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2" style:display-name="6AutoList2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2" style:display-name="7AutoList2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2" style:display-name="8AutoList2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AutoList1" style:display-name="1AutoList1" style:family="paragraph">
      <style:paragraph-properties fo:margin-left="1.27cm" fo:margin-right="0cm" fo:text-align="justify" style:justify-single-word="false" fo:orphans="0" fo:widows="0" fo:text-indent="-1.27cm" style:auto-text-indent="fals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2_AutoList1" style:display-name="2AutoList1" style:family="paragraph">
      <style:paragraph-properties fo:margin-left="2.54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3_AutoList1" style:display-name="3AutoList1" style:family="paragraph">
      <style:paragraph-properties fo:margin-left="3.81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4_AutoList1" style:display-name="4AutoList1" style:family="paragraph">
      <style:paragraph-properties fo:margin-left="5.08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5_AutoList1" style:display-name="5AutoList1" style:family="paragraph">
      <style:paragraph-properties fo:margin-left="6.35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6_AutoList1" style:display-name="6AutoList1" style:family="paragraph">
      <style:paragraph-properties fo:margin-left="7.62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7_AutoList1" style:display-name="7AutoList1" style:family="paragraph">
      <style:paragraph-properties fo:margin-left="8.89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8_AutoList1" style:display-name="8AutoList1" style:family="paragraph">
      <style:paragraph-properties fo:margin-left="10.16cm" fo:margin-right="0cm" fo:text-align="justify" style:justify-single-word="false" fo:orphans="0" fo:widows="0" fo:text-indent="-1.27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lt_20_Heading" style:display-name="Alt Heading" style:family="paragraph">
      <style:paragraph-properties fo:orphans="0" fo:widows="0"/>
      <style:text-properties style:use-window-font-color="true" style:font-name="Arial" fo:font-family="Arial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Text" style:display-name="Table Text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" style:display-name="1" style:family="paragraph">
      <style:paragraph-properties fo:margin-left="-3.81cm" fo:margin-right="0cm" fo:orphans="0" fo:widows="0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" style:family="paragraph">
      <style:paragraph-properties fo:margin-top="0cm" fo:margin-bottom="0.169cm" style:contextual-spacing="false" fo:orphans="0" fo:widows="0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" style:family="paragraph" style:parent-style-name="Standard">
      <style:paragraph-properties fo:margin-left="0.889cm" fo:margin-right="0cm" fo:margin-top="0.106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Area" style:family="paragraph" style:parent-style-name="Standard">
      <style:paragraph-properties fo:margin-top="0.494cm" fo:margin-bottom="0.141cm" style:contextual-spacing="false" fo:orphans="2" fo:widows="2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item" style:family="paragraph" style:parent-style-name="Standard">
      <style:paragraph-properties fo:margin-left="1.27cm" fo:margin-right="0cm" fo:margin-top="0.071cm" fo:margin-bottom="0.071cm" style:contextual-spacing="false" fo:orphans="2" fo:widows="2" fo:text-indent="-0.635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1" style:display-name="Body Text 1" style:family="paragraph" style:parent-style-name="Body_20_Text_20_2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Body_20_Text_20_2" style:class="extra">
      <style:text-properties style:font-name="Arial Narrow" fo:font-family="'Arial Narrow'" style:font-family-generic="swiss" style:font-pitch="variable" fo:font-size="12pt" fo:font-weight="bold" style:font-size-asian="12pt" style:font-weight-asian="bold" style:font-name-complex="Arial Narrow" style:font-family-complex="'Arial Narrow'" style:font-family-generic-complex="swiss" style:font-pitch-complex="variable" style:font-size-complex="12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fo:font-size="9pt" style:font-size-asian="9pt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text-transform="uppercase"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 style:font-weight-complex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z2" style:num-format="" text:start-value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z2" style:num-format="" text:start-value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52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0z2" style:num-format="" text:start-value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8z2" style:num-format="" text:start-value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MP2" style:family="paragraph" style:parent-style-name="Standard"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margin-left="6.35cm" fo:margin-right="0cm" fo:text-indent="-6.35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7" style:family="paragraph" style:parent-style-name="Header">
      <style:paragraph-properties>
        <style:tab-stops>
          <style:tab-stop style:position="7.62cm" style:type="center"/>
          <style:tab-stop style:position="15.24cm"/>
          <style:tab-stop style:position="15.875cm"/>
        </style:tab-stops>
      </style:paragraph-properties>
    </style:style>
    <style:style style:name="MP8" style:family="paragraph" style:parent-style-name="Header">
      <style:text-properties fo:font-size="12pt" style:font-size-asian="12pt"/>
    </style:style>
    <style:style style:name="MP9" style:family="paragraph" style:parent-style-name="Header">
      <style:paragraph-properties>
        <style:tab-stops>
          <style:tab-stop style:position="6.932cm"/>
          <style:tab-stop style:position="7.62cm" style:type="center"/>
          <style:tab-stop style:position="15.24cm" style:type="right"/>
        </style:tab-stops>
      </style:paragraph-properties>
    </style:style>
    <style:style style:name="MP10" style:family="paragraph" style:parent-style-name="Header">
      <style:paragraph-properties>
        <style:tab-stops>
          <style:tab-stop style:position="6.932cm"/>
          <style:tab-stop style:position="7.62cm" style:type="center"/>
          <style:tab-stop style:position="15.24cm" style:type="right"/>
        </style:tab-stops>
      </style:paragraph-properties>
      <style:text-properties fo:language="en" fo:country="US" style:language-asian="en" style:country-asian="US"/>
    </style:style>
    <style:style style:name="MP11" style:family="paragraph">
      <style:paragraph-properties fo:text-align="center" style:writing-mode="lr-tb"/>
    </style:style>
    <style:style style:name="MP12" style:family="paragraph" style:parent-style-name="Standard">
      <style:text-properties style:font-name="Arial" fo:font-size="12pt" fo:language="en" fo:country="US" fo:font-weight="bold" style:font-size-asian="12pt" style:language-asian="en" style:country-asian="US" style:font-weight-asian="bold" style:font-name-complex="Arial"/>
    </style:style>
    <style:style style:name="MP13" style:family="paragraph" style:parent-style-name="Standard">
      <style:paragraph-properties fo:margin-left="6.35cm" fo:margin-right="0cm" fo:text-align="justify" style:justify-single-word="false" fo:text-indent="-6.35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fo:language="en" fo:country="US" style:language-asian="en" style:country-asian="US"/>
    </style:style>
    <style:style style:name="MP14" style:family="paragraph" style:parent-style-name="Standard">
      <style:paragraph-properties fo:margin-left="6.35cm" fo:margin-right="0cm" fo:text-indent="-6.35cm" style:auto-text-indent="fals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</style:style>
    <style:style style:name="MT1" style:family="text"/>
    <style:style style:name="MT2" style:family="text">
      <style:text-properties fo:font-size="8pt" style:font-size-asian="8pt"/>
    </style:style>
    <style:style style:name="MT3" style:family="text">
      <style:text-properties fo:font-size="8pt" fo:font-weight="bold" style:font-size-asian="8pt" style:font-weight-asian="bold" style:font-weight-complex="bold"/>
    </style:style>
    <style:style style:name="MT4" style:family="text">
      <style:text-properties fo:font-size="8pt" style:font-size-asian="8pt" style:font-weight-complex="bold"/>
    </style:style>
    <style:style style:name="MT5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MT6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Frame">
      <style:graphic-properties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1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2.117cm" fo:margin-left="3.81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032cm" fo:margin-right="2.0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2.11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i" style:print-orientation="portrait" fo:margin-top="1.27cm" fo:margin-bottom="2.11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number:date-style style:name="N107">
      <number:month/>
      <number:text>/</number:text>
      <number:day/>
      <number:text>/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<draw:frame draw:style-name="Mfr1" draw:name="Frame2" text:anchor-type="paragraph" svg:x="-1.184cm" svg:y="1.109cm" svg:width="1.402cm" draw:z-index="4"><draw:text-box fo:min-height="1.431cm"><text:p text:style-name="MP2"/></draw:text-box></draw:frame></text:p>
        <text:p text:style-name="MP1"/>
        <text:p text:style-name="MP3"/>
      </style:header>
      <style:header-first>
        <text:p text:style-name="Header_20_left"><draw:frame draw:style-name="Mfr1" draw:name="Ramka1" text:anchor-type="paragraph" svg:x="-1.184cm" svg:y="1.109cm" svg:width="1.402cm" draw:z-index="5"><draw:text-box fo:min-height="1.431cm"><text:p text:style-name="MP2"/></draw:text-box></draw:frame></text:p>
      </style:header-first>
      <style:footer>
        <text:p text:style-name="MP4"><draw:frame draw:style-name="Mfr2" draw:name="Frame1" text:anchor-type="paragraph" svg:x="19.306cm" svg:y="26.672cm" svg:width="1.016cm" draw:z-index="6"><draw:text-box fo:min-height="0.058cm"><text:p text:style-name="MP5"><text:span text:style-name="Page_20_Number"/></text:p></draw:text-box></draw:frame><text:span text:style-name="MT2"> <text:s text:c="26"/></text:span><text:span text:style-name="Page_20_Number"><text:span text:style-name="MT2"><text:tab/> <text:s text:c="33"/></text:span></text:span></text:p>
      </style:footer>
      <style:footer-first>
        <text:p text:style-name="Footer"><text:span text:style-name="MT2"><text:s text:c="25"/></text:span><text:span text:style-name="Page_20_Number"><text:span text:style-name="MT2"><text:tab/></text:span></text:span></text:p>
      </style:footer-first>
    </style:master-page>
    <style:master-page style:name="Convert_20_1" style:display-name="Convert 1" style:page-layout-name="Mpm1">
      <style:header>
        <text:p text:style-name="MP1"><draw:frame draw:style-name="Mfr1" draw:name="Frame4" text:anchor-type="paragraph" svg:x="-1.184cm" svg:y="1.109cm" svg:width="1.402cm" draw:z-index="0"><draw:text-box fo:min-height="1.431cm"><text:p text:style-name="MP2"/></draw:text-box></draw:frame></text:p>
        <text:p text:style-name="MP1"/>
        <text:p text:style-name="MP3"/>
      </style:header>
      <style:header-first>
        <text:p text:style-name="Header_20_left"><draw:frame draw:style-name="Mfr1" draw:name="Ramka2" text:anchor-type="paragraph" svg:x="-1.184cm" svg:y="1.109cm" svg:width="1.402cm" draw:z-index="0"><draw:text-box fo:min-height="1.431cm"><text:p text:style-name="MP2"/></draw:text-box></draw:frame></text:p>
      </style:header-first>
      <style:footer>
        <text:p text:style-name="MP4"><draw:frame draw:style-name="Mfr2" draw:name="Frame3" text:anchor-type="paragraph" svg:x="19.306cm" svg:y="26.672cm" svg:width="1.016cm" draw:z-index="0"><draw:text-box fo:min-height="0.058cm"><text:p text:style-name="MP5"><text:span text:style-name="Page_20_Number"/></text:p></draw:text-box></draw:frame><text:span text:style-name="MT2"> <text:s text:c="26"/></text:span><text:span text:style-name="Page_20_Number"><text:span text:style-name="MT2"><text:tab/> <text:s text:c="33"/></text:span></text:span></text:p>
      </style:footer>
      <style:footer-first>
        <text:p text:style-name="Footer"><text:span text:style-name="MT2"><text:s text:c="25"/></text:span><text:span text:style-name="Page_20_Number"><text:span text:style-name="MT2"><text:tab/></text:span></text:span></text:p>
      </style:footer-first>
    </style:master-page>
    <style:master-page style:name="Convert_20_2" style:display-name="Convert 2" style:page-layout-name="Mpm1">
      <style:header>
        <text:p text:style-name="MP1"><draw:frame draw:style-name="Mfr1" draw:name="Frame6" text:anchor-type="paragraph" svg:x="-1.184cm" svg:y="1.109cm" svg:width="1.402cm" draw:z-index="0"><draw:text-box fo:min-height="1.431cm"><text:p text:style-name="MP2"/></draw:text-box></draw:frame></text:p>
        <text:p text:style-name="MP1"/>
        <text:p text:style-name="MP3"/>
      </style:header>
      <style:header-first>
        <text:p text:style-name="Header_20_left"><draw:frame draw:style-name="Mfr1" draw:name="Ramka3" text:anchor-type="paragraph" svg:x="-1.184cm" svg:y="1.109cm" svg:width="1.402cm" draw:z-index="0"><draw:text-box fo:min-height="1.431cm"><text:p text:style-name="MP2"/></draw:text-box></draw:frame></text:p>
      </style:header-first>
      <style:footer>
        <text:p text:style-name="MP4"><draw:frame draw:style-name="Mfr2" draw:name="Frame5" text:anchor-type="paragraph" svg:x="19.306cm" svg:y="26.672cm" svg:width="1.016cm" draw:z-index="0"><draw:text-box fo:min-height="0.058cm"><text:p text:style-name="MP5"><text:span text:style-name="Page_20_Number"/></text:p></draw:text-box></draw:frame><text:span text:style-name="MT2"> <text:s text:c="26"/></text:span><text:span text:style-name="Page_20_Number"><text:span text:style-name="MT2"><text:tab/> <text:s text:c="33"/></text:span></text:span></text:p>
      </style:footer>
      <style:footer-first>
        <text:p text:style-name="Footer"><text:span text:style-name="MT2"><text:s text:c="25"/></text:span><text:span text:style-name="Page_20_Number"><text:span text:style-name="MT2"><text:tab/></text:span></text:span></text:p>
      </style:footer-first>
    </style:master-page>
    <style:master-page style:name="Convert_20_3" style:display-name="Convert 3" style:page-layout-name="Mpm2">
      <style:header>
        <text:p text:style-name="MP6">(Agency Name)</text:p>
        <text:p text:style-name="MP6"/>
        <text:p text:style-name="MP6">Deliverable Review Process and Acceptance Criteria</text:p>
        <text:p text:style-name="MP7"/>
      </style:header>
      <style:header-first>
        <text:p text:style-name="MP8"/>
      </style:header-first>
      <style:footer>
        <text:p text:style-name="MP9"><text:span text:style-name="Page_20_Number"><text:span text:style-name="MT2"><text:file-name text:display="full">/home/students/inf/m/ma333856/Pobrane/plan_testow.odt</text:file-name></text:span></text:span><text:span text:style-name="Page_20_Number"><text:span text:style-name="MT2"> <text:s text:c="33"/>Page</text:span></text:span><text:span text:style-name="Page_20_Number"><text:span text:style-name="MT3"> </text:span></text:span><text:span text:style-name="Page_20_Number"><text:span text:style-name="MT4"><text:page-number text:select-page="current">0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<text:tab/> <text:s text:c="35"/></text:span></text:span><text:span text:style-name="Page_20_Number"><text:span text:style-name="MT4"><text:date style:data-style-name="N107" text:date-value="2014-05-20T10:36:47.538275560">5/20/2014</text:date></text:span></text:span><text:span text:style-name="Page_20_Number"><text:span text:style-name="MT4"> <text:s/></text:span></text:span><text:span text:style-name="Page_20_Number"><text:span text:style-name="MT4"><text:time style:data-style-name="N108" text:time-value="2014-05-20T10:36:47.538508786">10:21 AM</text:time></text:span></text:span></text:p>
        <text:p text:style-name="MP10"><draw:line text:anchor-type="char" draw:z-index="0" draw:style-name="Mgr1" draw:text-style-name="MP11" svg:x1="0cm" svg:y1="0.353cm" svg:x2="17.463cm" svg:y2="0.353cm"><text:p/></draw:line></text:p>
      </style:footer>
      <style:footer-first>
        <text:p text:style-name="MP9"><text:span text:style-name="Page_20_Number"><text:span text:style-name="MT2"><text:s text:c="33"/></text:span></text:span><text:span text:style-name="Page_20_Number"><text:span text:style-name="MT4"><text:tab/> <text:s text:c="19"/></text:span></text:span></text:p>
      </style:footer-first>
    </style:master-page>
    <style:master-page style:name="Convert_20_4" style:display-name="Convert 4" style:page-layout-name="Mpm3">
      <style:header>
        <text:p text:style-name="Standard"><draw:frame draw:style-name="Mfr1" draw:name="Frame8" text:anchor-type="paragraph" svg:x="-1.184cm" svg:y="1.109cm" svg:width="1.402cm" draw:z-index="0"><draw:text-box fo:min-height="1.431cm"><text:p text:style-name="MP12"><draw:line text:anchor-type="char" draw:z-index="2" draw:style-name="Mgr2" draw:text-style-name="MP11" svg:x1="1.328cm" svg:y1="0.803cm" svg:x2="18.156cm" svg:y2="0.803cm"><text:p/></draw:line></text:p></draw:text-box></draw:frame><draw:line text:anchor-type="char" draw:z-index="1" draw:style-name="Mgr2" draw:text-style-name="MP11" svg:x1="0cm" svg:y1="10.478cm" svg:x2="0cm" svg:y2="10.478cm"><text:p/></draw:line><text:span text:style-name="MT5"> </text:span><text:span text:style-name="MT6">Software Test Plan</text:span></text:p>
        <text:p text:style-name="MP1"/>
        <text:p text:style-name="MP1"><text:s/></text:p>
      </style:header>
      <style:footer>
        <text:p text:style-name="MP13"><draw:frame draw:style-name="Mfr2" draw:name="Frame7" text:anchor-type="paragraph" svg:x="19.306cm" svg:y="26.672cm" svg:width="1.016cm" draw:z-index="0"><draw:text-box fo:min-height="0.058cm"><text:p text:style-name="MP5"><text:span text:style-name="Page_20_Number"/></text:p></draw:text-box></draw:frame><draw:line text:anchor-type="char" draw:z-index="3" draw:style-name="Mgr2" draw:text-style-name="MP11" svg:x1="0.143cm" svg:y1="0.333cm" svg:x2="16.971cm" svg:y2="0.333cm"><text:p/></draw:line></text:p>
        <text:p text:style-name="MP14"><text:s/><text:span text:style-name="MT2"><text:date style:data-style-name="N107" text:date-value="2014-05-20T10:36:47.542902370">5/20/2014</text:date></text:span><text:span text:style-name="MT2"><text:tab/></text:span><text:span text:style-name="MT2"><text:time style:data-style-name="N109" text:time-value="2014-05-20T10:36:47.543074619">10:21:16 AM</text:time></text:span><text:span text:style-name="MT2"> <text:s text:c="18"/></text:span><text:span text:style-name="Page_20_Number"><text:span text:style-name="MT2"><text:tab/><text:tab/><text:tab/><text:tab/><text:tab/><text:tab/> <text:s text:c="4"/><text:tab/> <text:s text:c="31"/></text:span></text:span><text:span text:style-name="Page_20_Number"><text:page-number text:select-page="current">0</text:page-number></text:span></text:p>
      </style:footer>
    </style:master-page>
    <style:master-page style:name="Convert_20_5" style:display-name="Convert 5" style:page-layout-name="Mpm4">
      <style:header>
        <text:p text:style-name="Header"/>
      </style:header>
      <style:footer>
        <text:p text:style-name="Footer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Plan Template</dc:title>
    <dc:subject>Project Planning</dc:subject>
    <meta:initial-creator>Richard J. McGee</meta:initial-creator>
    <meta:creation-date>2011-06-28T21:46:00</meta:creation-date>
    <dc:date>2014-05-20T10:36:47.459653186</dc:date>
    <meta:print-date>2008-11-21T16:18:00</meta:print-date>
    <meta:editing-cycles>10</meta:editing-cycles>
    <meta:editing-duration>PT1H30M13S</meta:editing-duration>
    <meta:generator>LibreOffice/4.2.0.4$Linux_X86_64 LibreOffice_project/420m0$Build-4</meta:generator>
    <meta:document-statistic meta:table-count="1" meta:image-count="0" meta:object-count="0" meta:page-count="4" meta:paragraph-count="62" meta:word-count="435" meta:character-count="3565" meta:non-whitespace-character-count="2715"/>
  </office:meta>
</office:document-meta>
</file>